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3cm"/>
    </style:style>
    <style:style style:name="pr5" style:family="presentation" style:parent-style-name="Default-outline1">
      <style:graphic-properties fo:min-height="8.885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family="Batang" style:font-family-generic="roman" style:font-pitch="variabl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family="Batang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4" style:family="text">
      <style:text-properties fo:font-family="Batang" style:font-family-generic="roman" style:font-pitch="variable"/>
    </style:style>
    <style:style style:name="T5" style:family="text">
      <style:text-properties fo:font-family="Batang" style:font-family-generic="roman" style:font-pitch="variable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Пререквизиты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Ключевые слова</text:span></text:p>
                <text:list>
                  <text:list-header>
                    <text:p><text:span text:style-name="T2">и</text:span>нкапсуляция, классы, поля, методы, public, private, static, readonly, свойства, индексаторы, конструкторы, структуры</text:p>
                  </text:list-header>
                </text:list>
                <text:p/>
                <text:p><text:span text:style-name="T1">Источники</text:span></text:p>
                <text:list>
                  <text:list-header>
                    <text:p>лекции “Основы ООП”, “Целостность данных” и “Структуры”, либо глава 5 у Троэлсена</text:p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text-style-name="P1" draw:layer="layout" svg:width="25.199cm" svg:height="9.135cm" svg:x="11.123cm" svg:y="3.81cm" presentation:class="outline" presentation:user-transformed="true">
          <draw:text-box>
            <text:list text:style-name="L2">
              <text:list-header>
                <text:p text:style-name="P1"><text:span text:style-name="T3">Y</text:span><text:span text:style-name="T4">ou</text:span></text:p>
                <text:p text:style-name="P1"><text:span text:style-name="T3">A</text:span><text:span text:style-name="T4">in't</text:span></text:p>
                <text:p text:style-name="P1"><text:span text:style-name="T3">G</text:span><text:span text:style-name="T4">onna</text:span></text:p>
                <text:p text:style-name="P1"><text:span text:style-name="T3">N</text:span><text:span text:style-name="T4">eed</text:span></text:p>
                <text:p text:style-name="P1"><text:span text:style-name="T5"><text:s/></text:span><text:span text:style-name="T3">I</text:span><text:span text:style-name="T4">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6:53:07.17</meta:creation-date>
    <dc:date>2015-11-11T13:55:42.96</dc:date>
    <meta:editing-duration>P0D</meta:editing-duration>
    <meta:editing-cycles>2</meta:editing-cycles>
    <meta:generator>LibreOffice/4.0.4.2$Windows_x86 LibreOffice_project/9e9821abd0ffdbc09cd8c52eaa574fa09eb08f2</meta:generator>
    <meta:document-statistic meta:object-count="29"/>
  </office:meta>
</office:document-meta>
</file>